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0551202</text:p>
          </table:table-cell>
          <table:table-cell office:value-type="string" calcext:value-type="string">
            <text:p>2024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4184" calcext:value-type="float">
            <text:p>60.4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51202</text:p>
          </table:table-cell>
          <table:table-cell office:value-type="string" calcext:value-type="string">
            <text:p>2024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0656" calcext:value-type="float">
            <text:p>60.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51202</text:p>
          </table:table-cell>
          <table:table-cell office:value-type="string" calcext:value-type="string">
            <text:p>2023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1032" calcext:value-type="float">
            <text:p>59.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51202</text:p>
          </table:table-cell>
          <table:table-cell office:value-type="string" calcext:value-type="string">
            <text:p>2022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1888" calcext:value-type="float">
            <text:p>59.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51202</text:p>
          </table:table-cell>
          <table:table-cell office:value-type="string" calcext:value-type="string">
            <text:p>2021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7984" calcext:value-type="float">
            <text:p>59.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51202</text:p>
          </table:table-cell>
          <table:table-cell office:value-type="string" calcext:value-type="string">
            <text:p>2019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408" calcext:value-type="float">
            <text:p>59.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51202</text:p>
          </table:table-cell>
          <table:table-cell office:value-type="string" calcext:value-type="string">
            <text:p>2018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4936" calcext:value-type="float">
            <text:p>59.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51202</text:p>
          </table:table-cell>
          <table:table-cell office:value-type="string" calcext:value-type="string">
            <text:p>2018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5792" calcext:value-type="float">
            <text:p>59.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51202</text:p>
          </table:table-cell>
          <table:table-cell office:value-type="string" calcext:value-type="string">
            <text:p>2015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7504" calcext:value-type="float">
            <text:p>59.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51202</text:p>
          </table:table-cell>
          <table:table-cell office:value-type="string" calcext:value-type="string">
            <text:p>201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836" calcext:value-type="float">
            <text:p>59.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51202</text:p>
          </table:table-cell>
          <table:table-cell office:value-type="string" calcext:value-type="string">
            <text:p>201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3976" calcext:value-type="float">
            <text:p>59.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51202</text:p>
          </table:table-cell>
          <table:table-cell office:value-type="string" calcext:value-type="string">
            <text:p>2013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4352" calcext:value-type="float">
            <text:p>58.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51202</text:p>
          </table:table-cell>
          <table:table-cell office:value-type="string" calcext:value-type="string">
            <text:p>2012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6064" calcext:value-type="float">
            <text:p>58.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51202</text:p>
          </table:table-cell>
          <table:table-cell office:value-type="string" calcext:value-type="string">
            <text:p>2011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168" calcext:value-type="float">
            <text:p>58.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51202</text:p>
          </table:table-cell>
          <table:table-cell office:value-type="string" calcext:value-type="string">
            <text:p>2010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2536" calcext:value-type="float">
            <text:p>58.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51202</text:p>
          </table:table-cell>
          <table:table-cell office:value-type="string" calcext:value-type="string">
            <text:p>2010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0344" calcext:value-type="float">
            <text:p>58.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51202</text:p>
          </table:table-cell>
          <table:table-cell office:value-type="string" calcext:value-type="string">
            <text:p>2010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7296" calcext:value-type="float">
            <text:p>57.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51202</text:p>
          </table:table-cell>
          <table:table-cell office:value-type="string" calcext:value-type="string">
            <text:p>2009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9488" calcext:value-type="float">
            <text:p>58.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51202</text:p>
          </table:table-cell>
          <table:table-cell office:value-type="string" calcext:value-type="string">
            <text:p>2008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0344" calcext:value-type="float">
            <text:p>58.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51202</text:p>
          </table:table-cell>
          <table:table-cell office:value-type="string" calcext:value-type="string">
            <text:p>2007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0072" calcext:value-type="float">
            <text:p>59.1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51202</text:p>
          </table:table-cell>
          <table:table-cell office:value-type="string" calcext:value-type="string">
            <text:p>2006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5104" calcext:value-type="float">
            <text:p>57.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51202</text:p>
          </table:table-cell>
          <table:table-cell office:value-type="string" calcext:value-type="string">
            <text:p>2006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216" calcext:value-type="float">
            <text:p>58.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51202</text:p>
          </table:table-cell>
          <table:table-cell office:value-type="string" calcext:value-type="string">
            <text:p>2005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264" calcext:value-type="float">
            <text:p>58.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51202</text:p>
          </table:table-cell>
          <table:table-cell office:value-type="string" calcext:value-type="string">
            <text:p>2003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7672" calcext:value-type="float">
            <text:p>57.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51202</text:p>
          </table:table-cell>
          <table:table-cell office:value-type="string" calcext:value-type="string">
            <text:p>200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3768" calcext:value-type="float">
            <text:p>57.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51202</text:p>
          </table:table-cell>
          <table:table-cell office:value-type="string" calcext:value-type="string">
            <text:p>2002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6816" calcext:value-type="float">
            <text:p>57.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51202</text:p>
          </table:table-cell>
          <table:table-cell office:value-type="string" calcext:value-type="string">
            <text:p>2001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596" calcext:value-type="float">
            <text:p>57.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51202</text:p>
          </table:table-cell>
          <table:table-cell office:value-type="string" calcext:value-type="string">
            <text:p>2000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7296" calcext:value-type="float">
            <text:p>57.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51202</text:p>
          </table:table-cell>
          <table:table-cell office:value-type="string" calcext:value-type="string">
            <text:p>1999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3016" calcext:value-type="float">
            <text:p>58.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51202</text:p>
          </table:table-cell>
          <table:table-cell office:value-type="string" calcext:value-type="string">
            <text:p>1998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6064" calcext:value-type="float">
            <text:p>58.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51202</text:p>
          </table:table-cell>
          <table:table-cell office:value-type="string" calcext:value-type="string">
            <text:p>1997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264" calcext:value-type="float">
            <text:p>58.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51202</text:p>
          </table:table-cell>
          <table:table-cell office:value-type="string" calcext:value-type="string">
            <text:p>1995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86776" calcext:value-type="float">
            <text:p>58.78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51202</text:p>
          </table:table-cell>
          <table:table-cell office:value-type="string" calcext:value-type="string">
            <text:p>1994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97088" calcext:value-type="float">
            <text:p>58.99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51202</text:p>
          </table:table-cell>
          <table:table-cell office:value-type="string" calcext:value-type="string">
            <text:p>1994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41512" calcext:value-type="float">
            <text:p>59.34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51202</text:p>
          </table:table-cell>
          <table:table-cell office:value-type="string" calcext:value-type="string">
            <text:p>1993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80552" calcext:value-type="float">
            <text:p>59.28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51202</text:p>
          </table:table-cell>
          <table:table-cell office:value-type="string" calcext:value-type="string">
            <text:p>1992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19008" calcext:value-type="float">
            <text:p>59.11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51202</text:p>
          </table:table-cell>
          <table:table-cell office:value-type="string" calcext:value-type="string">
            <text:p>1991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65256" calcext:value-type="float">
            <text:p>61.86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51202</text:p>
          </table:table-cell>
          <table:table-cell office:value-type="string" calcext:value-type="string">
            <text:p>1990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1616" calcext:value-type="float">
            <text:p>60.7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51202</text:p>
          </table:table-cell>
          <table:table-cell office:value-type="string" calcext:value-type="string">
            <text:p>1989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6836" calcext:value-type="float">
            <text:p>59.26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51202</text:p>
          </table:table-cell>
          <table:table-cell office:value-type="string" calcext:value-type="string">
            <text:p>1988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15248" calcext:value-type="float">
            <text:p>59.51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51202</text:p>
          </table:table-cell>
          <table:table-cell office:value-type="string" calcext:value-type="string">
            <text:p>1987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36" calcext:value-type="float">
            <text:p>59.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51202</text:p>
          </table:table-cell>
          <table:table-cell office:value-type="string" calcext:value-type="string">
            <text:p>1985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93328" calcext:value-type="float">
            <text:p>59.39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51202</text:p>
          </table:table-cell>
          <table:table-cell office:value-type="string" calcext:value-type="string">
            <text:p>198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50072" calcext:value-type="float">
            <text:p>59.25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51202</text:p>
          </table:table-cell>
          <table:table-cell office:value-type="string" calcext:value-type="string">
            <text:p>1984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0176" calcext:value-type="float">
            <text:p>59.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51202</text:p>
          </table:table-cell>
          <table:table-cell office:value-type="string" calcext:value-type="string">
            <text:p>1983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5312" calcext:value-type="float">
            <text:p>59.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51202</text:p>
          </table:table-cell>
          <table:table-cell office:value-type="string" calcext:value-type="string">
            <text:p>198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68944" calcext:value-type="float">
            <text:p>59.36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51202</text:p>
          </table:table-cell>
          <table:table-cell office:value-type="string" calcext:value-type="string">
            <text:p>1980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9216" calcext:value-type="float">
            <text:p>59.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51202</text:p>
          </table:table-cell>
          <table:table-cell office:value-type="string" calcext:value-type="string">
            <text:p>1979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54288" calcext:value-type="float">
            <text:p>59.45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51202</text:p>
          </table:table-cell>
          <table:table-cell office:value-type="string" calcext:value-type="string">
            <text:p>1978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74456" calcext:value-type="float">
            <text:p>59.27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51202</text:p>
          </table:table-cell>
          <table:table-cell office:value-type="string" calcext:value-type="string">
            <text:p>1977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91576" calcext:value-type="float">
            <text:p>59.09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51202</text:p>
          </table:table-cell>
          <table:table-cell office:value-type="string" calcext:value-type="string">
            <text:p>1976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97672" calcext:value-type="float">
            <text:p>59.09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51202</text:p>
          </table:table-cell>
          <table:table-cell office:value-type="string" calcext:value-type="string">
            <text:p>1971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64" calcext:value-type="float">
            <text:p>54.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54" meta:object-count="0"/>
    <meta:user-defined meta:name="AppVersion">3.0</meta:user-defined>
  </office:meta>
</office:document-meta>
</file>